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6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6" office:value-type="date" office:date-value="2025-07-10" calcext:value-type="date">
            <text:p>07/10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6" office:value-type="date" office:date-value="2025-07-11" calcext:value-type="date">
            <text:p>07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6" office:value-type="date" office:date-value="2025-07-12" calcext:value-type="date">
            <text:p>07/12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6" office:value-type="date" office:date-value="2025-07-14" calcext:value-type="date">
            <text:p>07/14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 table:style-name="ce6" office:value-type="date" office:date-value="2025-07-15" calcext:value-type="date">
            <text:p>07/15/25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 table:style-name="ce6" office:value-type="date" office:date-value="2025-07-18" calcext:value-type="date">
            <text:p>07/18/25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 table:style-name="ce6" office:value-type="date" office:date-value="2025-07-20" calcext:value-type="date">
            <text:p>07/20/25</text:p>
          </table:table-cell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 table:style-name="ce6" office:value-type="date" office:date-value="2025-07-16" calcext:value-type="date">
            <text:p>07/16/25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 table:style-name="ce6" office:value-type="date" office:date-value="2025-07-17" calcext:value-type="date">
            <text:p>07/17/25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09:15:18.440713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7-20T09:15:30.432886995</dc:date>
    <meta:editing-duration>PT34M8S</meta:editing-duration>
    <meta:editing-cycles>17</meta:editing-cycles>
    <meta:generator>LibreOffice/24.2.7.2$Linux_X86_64 LibreOffice_project/420$Build-2</meta:generator>
    <meta:document-statistic meta:table-count="1" meta:cell-count="185" meta:object-count="0"/>
  </office:meta>
</office:document-meta>
</file>